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cc99" fo:min-height="6.75cm" draw:shadow="visible"/>
    </style:style>
    <style:style style:name="gr2" style:family="graphic" style:parent-style-name="standard">
      <style:graphic-properties draw:ole-draw-aspect="1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7cm" svg:x="1.5cm" svg:y="2cm">
          <draw:text-box>
            <text:p text:style-name="P1"><text:span text:style-name="T1">Hello </text:span><text:span text:style-name="T2">[onshow.yourname]</text:span><text:span text:style-name="T1">,</text:span></text:p>
            <text:p text:style-name="P1"/>
            <text:p text:style-name="P1"><text:span text:style-name="T3">This is a demo of the OpenTBS plugin.</text:span></text:p>
  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  <text:p text:style-name="P1"><text:span text:style-name="T3">TBS version : [onshow..version]</text:span></text:p>
          </draw:text-box>
        </draw:frame>
        <draw:frame draw:style-name="gr2" draw:layer="layout" svg:width="14.466cm" svg:height="8.419cm" svg:x="3.539cm" svg:y="11.54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10-28T22:28:13</meta:creation-date>
    <dc:date>2009-10-28T22:30:55</dc:date>
    <meta:editing-cycles>3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467cm" svg:height="8.42cm" chart:class="chart:bar" chart:style-name="ch1">
        <chart:legend chart:legend-position="end" svg:x="12.391cm" svg:y="3.476cm" chart:style-name="ch2"/>
        <chart:plot-area chart:style-name="ch3" chart:data-source-has-labels="both" svg:x="0.289cm" svg:y="0.168cm" svg:width="11.813cm" svg:height="7.91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